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oll 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IML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jeesh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formula="of:=SUM([.C2:.G2])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omas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formula="of:=SUM([.C3:.G3]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fi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formula="of:=SUM([.C4:.G4])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un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SUM([.C5:.G5])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usmitha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formula="of:=SUM([.C6:.G6])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jana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SUM([.C7:.G7])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se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formula="of:=SUM([.C8:.G8])" office:value-type="float" office:value="473" calcext:value-type="float">
            <text:p>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57:27.492816208</meta:creation-date>
    <dc:date>2020-02-17T20:05:04.688133796</dc:date>
    <meta:editing-duration>PT7M37S</meta:editing-duration>
    <meta:editing-cycles>1</meta:editing-cycles>
    <meta:document-statistic meta:table-count="1" meta:cell-count="64" meta:object-count="0"/>
    <meta:generator>LibreOffice/5.1.6.2$Linux_X86_64 LibreOffice_project/10m0$Build-2</meta:generator>
  </office:meta>
</office:document-meta>
</file>